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span text:style-name="Strong_20_Emphasis">Video 1: Introducción al Mundo de Data Science (Nivel 1)</text:span></text:h>
      <text:list text:style-name="L1">
        <text:list-item>
          <text:p text:style-name="P2">✅ <text:span text:style-name="Strong_20_Emphasis">Comenzar con las 10 palabras clave desconocidas</text:span> para el primer nivel.</text:p>
        </text:list-item>
        <text:list-item>
          <text:p text:style-name="P2">✅ Introducir a la protagonista en un entorno de videojuego donde recibe un correo misterioso.</text:p>
        </text:list-item>
        <text:list-item>
          <text:p text:style-name="P2">✅ La pregunta: "¿Quieres comenzar tu aventura en Data Science?" aparece con opciones estilo juego (Sí / No).</text:p>
        </text:list-item>
        <text:list-item>
          <text:p text:style-name="P2">✅ La protagonista acepta y desbloquea su primer objetivo: entender qué es la Ciencia de Datos.</text:p>
        </text:list-item>
        <text:list-item>
          <text:p text:style-name="P2">✅ La voz (NPC) se presenta como el guía de este viaje, explicando los conceptos de Data Science con ejemplos graciosos y sencillos.</text:p>
        </text:list-item>
        <text:list-item>
          <text:p text:style-name="P1">✅ Describir las herramientas principales (Visual Studio Code y Python) como objetos mágicos o habilidades necesarias para superar desafíos futuros.</text:p>
        </text:list-item>
      </text:list>
      <text:p text:style-name="Horizontal_20_Line"/>
      <text:h text:style-name="Heading_20_4" text:outline-level="4"><text:span text:style-name="Strong_20_Emphasis">Video 2: Descarga e Interfaz de Visual Studio Code (Nivel 2)</text:span></text:h>
      <text:list text:style-name="L2">
        <text:list-item>
          <text:p text:style-name="P4">✅ <text:span text:style-name="Strong_20_Emphasis">Presentar las 10 palabras clave desconocidas</text:span> para el segundo nivel.</text:p>
        </text:list-item>
        <text:list-item>
          <text:p text:style-name="P4">✅ Iniciar la misión del nivel: descargar e instalar Visual Studio Code.</text:p>
        </text:list-item>
        <text:list-item>
          <text:p text:style-name="P4">✅ La protagonista debe seguir las instrucciones del NPC (la voz) mientras lidia con una barra de progreso que avanza lentamente (con humor añadido).</text:p>
        </text:list-item>
        <text:list-item>
          <text:p text:style-name="P4">✅ Desbloquear el siguiente objetivo: explorar la interfaz gráfica de VS Code.</text:p>
        </text:list-item>
        <text:list-item>
          <text:p text:style-name="P4">✅ El NPC describe la interfaz de forma interactiva:</text:p>
          <text:list>
            <text:list-item>
              <text:p text:style-name="P4"><text:span text:style-name="Strong_20_Emphasis">Área de Trabajo</text:span>: Compararlo con el tablero donde se construyen las estrategias.</text:p>
            </text:list-item>
            <text:list-item>
              <text:p text:style-name="P4"><text:span text:style-name="Strong_20_Emphasis">Barra Lateral Izquierda</text:span>: Como el inventario de herramientas organizadas.</text:p>
            </text:list-item>
            <text:list-item>
              <text:p text:style-name="P4"><text:span text:style-name="Strong_20_Emphasis">Terminal</text:span>: Un tablón donde se envían mensajes y comandos al “sistema de juego”.</text:p>
            </text:list-item>
            <text:list-item>
              <text:p text:style-name="P4"><text:span text:style-name="Strong_20_Emphasis">Extensiones</text:span>: Describiéndolas como potenciadores que mejoran las habilidades del jugador.</text:p>
            </text:list-item>
          </text:list>
        </text:list-item>
        <text:list-item>
          <text:p text:style-name="P3">✅ Explicar cómo instalar extensiones y sus beneficios con efectos visuales de “nivel arriba”.</text:p>
        </text:list-item>
      </text:list>
      <text:p text:style-name="Horizontal_20_Line"/>
      <text:h text:style-name="Heading_20_4" text:outline-level="4"><text:span text:style-name="Strong_20_Emphasis">Escena de Frustración: Momento de Aprendizaje</text:span></text:h>
      <text:list text:style-name="L3">
        <text:list-item>
          <text:p text:style-name="P6">✅ La protagonista siente que está perdiendo el juego y se frustra porque no entiende bien qué es Visual Studio Code.</text:p>
        </text:list-item>
        <text:list-item>
          <text:p text:style-name="P6">✅ Manda un “mensaje de ayuda” al NPC, pidiendo una explicación más clara.</text:p>
        </text:list-item>
        <text:list-item>
          <text:p text:style-name="P6">✅ El NPC responde con una metáfora:</text:p>
          <text:list>
            <text:list-item>
              <text:p text:style-name="P6">“Imagina que Visual Studio Code es como un taller de manualidades en un videojuego. El Área de Trabajo es la mesa principal donde armas tus proyectos. La Barra Lateral es el inventario donde guardas tus herramientas. La Terminal es como un tablón mágico donde das órdenes, y las Extensiones son poderes especiales que facilitan las tareas.”</text:p>
            </text:list-item>
          </text:list>
        </text:list-item>
        <text:list-item>
          <text:p text:style-name="P5">✅ La protagonista comprende, recibe un “bonus” de motivación, y el NPC termina con palabras de aliento.</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2T23:14:25.874000000</meta:creation-date>
    <dc:date>2024-11-02T23:19:17.869000000</dc:date>
    <meta:editing-duration>PT4M52S</meta:editing-duration>
    <meta:editing-cycles>1</meta:editing-cycles>
    <meta:document-statistic meta:table-count="0" meta:image-count="0" meta:object-count="0" meta:page-count="1" meta:paragraph-count="24" meta:word-count="392" meta:character-count="2335" meta:non-whitespace-character-count="1988"/>
    <meta:generator>Edit_Docx_PLUS/7.4.0.3$Windows_X86_64 LibreOffice_project/</meta:generator>
  </office:meta>
</office:document-meta>
</file>